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8.9299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2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1:36:41.45529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5-30T11:37:14.360788410</dc:date>
    <meta:generator>LibreOffice/7.0.5.2$Linux_X86_64 LibreOffice_project/00$Build-2</meta:generator>
    <meta:editing-duration>PT15H24M59S</meta:editing-duration>
    <meta:editing-cycles>14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